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DefaultParagraphFont" style:family="text">
      <style:text-properties style:font-name="Helvetica"/>
    </style:style>
  </office:automatic-styles>
  <office:body>
    <office:text text:use-soft-page-breaks="true">
      <text:p text:style-name="P1">public class OlderAccountsUtility {</text:p>
      <text:p text:style-name="P2"><text:s text:c="4"/>public static void updateOlderAccounts() {</text:p>
      <text:p text:style-name="P3"><text:s text:c="6"/>// Get the 5 oldest accounts</text:p>
      <text:p text:style-name="P4"><text:s text:c="6"/>Account[] oldAccounts = [SELECT Id, Description FROM Account<text:s/>ORDER BY CreatedDate ASC LIMIT 5];</text:p>
      <text:p text:style-name="P5"><text:s text:c="6"/>// loop through them and update the Description field</text:p>
      <text:p text:style-name="P6"><text:s text:c="6"/>for (Account acct : oldAccounts) {</text:p>
      <text:p text:style-name="P7"><text:s text:c="10"/>acct.Description = 'Heritage Account';</text:p>
      <text:p text:style-name="P8"><text:s text:c="6"/>}</text:p>
      <text:p text:style-name="P9"><text:s text:c="6"/>// save the change you made</text:p>
      <text:p text:style-name="P10"><text:s text:c="6"/>Update<text:s/><text:s/>“oldAccounts”;</text:p>
      <text:p text:style-name="P11"><text:s text:c="2"/><text:s text:c="2"/>}</text:p>
      <text:p text:style-name="P12"><text:span text:style-name="T1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kyvikranth1@gmail.com</dc:creator>
    <meta:creation-date>2018-12-29T23:32:00Z</meta:creation-date>
    <dc:date>2018-12-29T23:40:00Z</dc:date>
    <meta:template xlink:href="Normal.dotm" xlink:type="simple"/>
    <meta:editing-cycles>3</meta:editing-cycles>
    <meta:editing-duration>PT60S</meta:editing-duration>
    <meta:document-statistic meta:page-count="1" meta:paragraph-count="1" meta:word-count="67" meta:character-count="448" meta:row-count="3" meta:non-whitespace-character-count="382"/>
  </office:meta>
</office:document-meta>
</file>